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1797" officeooo:paragraph-rsid="001f1797"/>
    </style:style>
    <style:style style:name="P2" style:family="paragraph" style:parent-style-name="Standard">
      <style:text-properties officeooo:rsid="002113ab" officeooo:paragraph-rsid="002113ab"/>
    </style:style>
    <style:style style:name="P3" style:family="paragraph" style:parent-style-name="Standard">
      <style:text-properties officeooo:rsid="002113ab" officeooo:paragraph-rsid="00239a89"/>
    </style:style>
    <style:style style:name="P4" style:family="paragraph" style:parent-style-name="Standard">
      <style:text-properties officeooo:rsid="00221039" officeooo:paragraph-rsid="00221039"/>
    </style:style>
    <style:style style:name="P5" style:family="paragraph" style:parent-style-name="Standard">
      <style:text-properties officeooo:rsid="00239a89" officeooo:paragraph-rsid="00239a89"/>
    </style:style>
    <style:style style:name="P6" style:family="paragraph" style:parent-style-name="Standard">
      <style:text-properties fo:font-weight="bold" officeooo:rsid="0024eadb" officeooo:paragraph-rsid="0024eadb" style:font-weight-asian="bold" style:font-weight-complex="bold"/>
    </style:style>
    <style:style style:name="P7" style:family="paragraph" style:parent-style-name="Standard">
      <style:text-properties fo:font-weight="normal" officeooo:rsid="00250da2" officeooo:paragraph-rsid="00250da2" style:font-weight-asian="normal" style:font-weight-complex="normal"/>
    </style:style>
    <style:style style:name="P8" style:family="paragraph" style:parent-style-name="Standard">
      <style:text-properties style:text-line-through-style="none" style:text-line-through-type="none" fo:font-weight="bold" officeooo:rsid="0024eadb" officeooo:paragraph-rsid="0024eadb" style:font-weight-asian="bold" style:font-weight-complex="bold"/>
    </style:style>
    <style:style style:name="P9" style:family="paragraph" style:parent-style-name="Standard">
      <style:text-properties style:text-line-through-style="none" style:text-line-through-type="none" fo:font-weight="normal" officeooo:rsid="00250da2" officeooo:paragraph-rsid="00250da2" style:font-weight-asian="normal" style:font-weight-complex="normal"/>
    </style:style>
    <style:style style:name="P10" style:family="paragraph" style:parent-style-name="Standard">
      <style:text-properties officeooo:rsid="00250da2" officeooo:paragraph-rsid="00250da2"/>
    </style:style>
    <style:style style:name="P11" style:family="paragraph" style:parent-style-name="Standard">
      <style:text-properties officeooo:rsid="001f1797" officeooo:paragraph-rsid="001f1797"/>
    </style:style>
    <style:style style:name="P12" style:family="paragraph" style:parent-style-name="Standard">
      <style:text-properties officeooo:rsid="002803a1" officeooo:paragraph-rsid="002803a1"/>
    </style:style>
    <style:style style:name="P13" style:family="paragraph" style:parent-style-name="Standard">
      <style:text-properties officeooo:rsid="0029be6a" officeooo:paragraph-rsid="0029be6a"/>
    </style:style>
    <style:style style:name="P14" style:family="paragraph" style:parent-style-name="Standard">
      <style:text-properties officeooo:rsid="002a6fe5" officeooo:paragraph-rsid="002a6fe5"/>
    </style:style>
    <style:style style:name="P15" style:family="paragraph" style:parent-style-name="Standard">
      <style:text-properties officeooo:rsid="002113ab" officeooo:paragraph-rsid="002113ab"/>
    </style:style>
    <style:style style:name="P16" style:family="paragraph" style:parent-style-name="Standard">
      <style:text-properties officeooo:rsid="002113ab" officeooo:paragraph-rsid="00239a89"/>
    </style:style>
    <style:style style:name="P17" style:family="paragraph" style:parent-style-name="Standard">
      <style:text-properties officeooo:rsid="002d1447" officeooo:paragraph-rsid="002d1447"/>
    </style:style>
    <style:style style:name="P18" style:family="paragraph" style:parent-style-name="Standard">
      <style:text-properties officeooo:rsid="002d3bcb" officeooo:paragraph-rsid="002d3bcb"/>
    </style:style>
    <style:style style:name="P19" style:family="paragraph" style:parent-style-name="Standard">
      <style:text-properties officeooo:rsid="002df548" officeooo:paragraph-rsid="002ecb1f"/>
    </style:style>
    <style:style style:name="P20" style:family="paragraph" style:parent-style-name="Standard">
      <style:text-properties officeooo:rsid="002ecb1f" officeooo:paragraph-rsid="002ecb1f"/>
    </style:style>
    <style:style style:name="P21" style:family="paragraph" style:parent-style-name="Standard">
      <style:text-properties officeooo:rsid="003068f6" officeooo:paragraph-rsid="003068f6"/>
    </style:style>
    <style:style style:name="P22" style:family="paragraph" style:parent-style-name="Standard">
      <style:text-properties officeooo:rsid="003068f6" officeooo:paragraph-rsid="00320018"/>
    </style:style>
    <style:style style:name="P23" style:family="paragraph" style:parent-style-name="Standard">
      <style:text-properties officeooo:rsid="003068f6" officeooo:paragraph-rsid="003448f8"/>
    </style:style>
    <style:style style:name="P24" style:family="paragraph" style:parent-style-name="Standard">
      <style:text-properties officeooo:rsid="003640f1" officeooo:paragraph-rsid="003640f1"/>
    </style:style>
    <style:style style:name="P25" style:family="paragraph" style:parent-style-name="Standard">
      <style:text-properties officeooo:rsid="0039857b" officeooo:paragraph-rsid="003c18ae"/>
    </style:style>
    <style:style style:name="T1" style:family="text">
      <style:text-properties officeooo:rsid="002113ab"/>
    </style:style>
    <style:style style:name="T2" style:family="text">
      <style:text-properties officeooo:rsid="00221039"/>
    </style:style>
    <style:style style:name="T3" style:family="text">
      <style:text-properties officeooo:rsid="00239a89"/>
    </style:style>
    <style:style style:name="T4" style:family="text">
      <style:text-properties officeooo:rsid="00250da2"/>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line-through-style="solid" style:text-line-through-type="single" fo:font-style="normal" style:font-style-asian="normal" style:font-style-complex="normal"/>
    </style:style>
    <style:style style:name="T10" style:family="text">
      <style:text-properties officeooo:rsid="00287dcb"/>
    </style:style>
    <style:style style:name="T11" style:family="text">
      <style:text-properties officeooo:rsid="0029be6a"/>
    </style:style>
    <style:style style:name="T12" style:family="text">
      <style:text-properties officeooo:rsid="002a6fe5"/>
    </style:style>
    <style:style style:name="T13" style:family="text">
      <style:text-properties officeooo:rsid="002ecb1f"/>
    </style:style>
    <style:style style:name="T14" style:family="text">
      <style:text-properties officeooo:rsid="00320018"/>
    </style:style>
    <style:style style:name="T15" style:family="text">
      <style:text-properties officeooo:rsid="003448f8"/>
    </style:style>
    <style:style style:name="T16" style:family="text">
      <style:text-properties officeooo:rsid="003b57a4"/>
    </style:style>
    <style:style style:name="T17" style:family="text">
      <style:text-properties officeooo:rsid="003c18ae"/>
    </style:style>
    <style:style style:name="T18" style:family="text">
      <style:text-properties officeooo:rsid="003e1b7c"/>
    </style:style>
    <style:style style:name="T19" style:family="text">
      <style:text-properties officeooo:rsid="003f7b8a"/>
    </style:style>
    <style:style style:name="T20" style:family="text">
      <style:text-properties officeooo:rsid="0040ab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2.1</text:p>
      <text:p text:style-name="P1"/>
      <text:p text:style-name="P1">Give an example of a software application in which adaptability can mean the difference between a prolonged lifetime of sale and bankruptcy.</text:p>
      <text:p text:style-name="P1"/>
      <text:p text:style-name="P4">Answer:</text:p>
      <text:p text:style-name="P5">Enterprise web applications are an example of products for which adaptability is vital to the financial success of the developing organisation. If such applications are not efficient or appicable to modern problems, they will eventually be rep<text:span text:style-name="T4">k</text:span>lace by a competitor with a more well rounded solution.</text:p>
      <text:p text:style-name="P1"/>
      <text:p text:style-name="P1">R-2.2</text:p>
      <text:p text:style-name="P1"/>
      <text:p text:style-name="P1">Describe a component from a text-editor GUI and the methods that it encapsulates.</text:p>
      <text:p text:style-name="P1"/>
      <text:p text:style-name="P5">Answer:</text:p>
      <text:p text:style-name="P6">Bold, <text:span text:style-name="T11">Italic, Underline and Strikethrough</text:span></text:p>
      <text:p text:style-name="P8"/>
      <text:p text:style-name="P9">I have written this document in LibreOffice, and one component of the text GUI is the text form editors (<text:span text:style-name="T7">B</text:span><text:span text:style-name="T6">I</text:span><text:span text:style-name="T8">U</text:span><text:span text:style-name="T9">S</text:span>). The following methods seem to be present.</text:p>
      <text:p text:style-name="P7"/>
      <text:p text:style-name="P7">setToBold(String text)- Takes in text as a parameter, and if the entire string is bold, the string returned will all be in non-bold. However, if any of the text is not bold, then the entire string returned is bold. This function can be called on by either the GUI or the keyboard shortcut <text:span text:style-name="T5">ctrl + b</text:span>.</text:p>
      <text:p text:style-name="P6"/>
      <text:p text:style-name="P10">Similar methods for setToItalic, setToUnderline, and settoStrike work similarly.</text:p>
      <text:p text:style-name="P1"/>
      <text:p text:style-name="P1">R-2.3</text:p>
      <text:p text:style-name="P1"/>
      <text:p text:style-name="P1">Give a short fragment of Java code that uses the progression classes from Section 2.2.3 to find the eight value of a Fibonacci progression that starts with 2 and 2 as its first tow values.</text:p>
      <text:p text:style-name="P1"/>
      <text:p text:style-name="P1">R-2.4</text:p>
      <text:p text:style-name="P1">If we choose an increment of 128, how many calls to the nextValue method from the ArithmeticProgression class of section 2.2.4 can we make before we cause a long-integer overflow?</text:p>
      <text:p text:style-name="P1"/>
      <text:p text:style-name="P13">Answer:</text:p>
      <text:p text:style-name="P12">128 = ½ byte</text:p>
      <text:p text:style-name="P12">long int = 8 bytes</text:p>
      <text:p text:style-name="P12">+ long int = 8 bytes/2</text:p>
      <text:p text:style-name="P12">(2^8)^8/2 / 128</text:p>
      <text:p text:style-name="P12">=</text:p>
      <text:p text:style-name="P12">72,057,596,037,927,93<text:span text:style-name="T10">6</text:span></text:p>
      <text:p text:style-name="P1"/>
      <text:p text:style-name="P1"/>
      <text:p text:style-name="P1">R-2.5 </text:p>
      <text:p text:style-name="P1">Can two interface mutually extend each other? W<text:span text:style-name="T12">h</text:span>y or why not?</text:p>
      <text:p text:style-name="P14">The reason that they cannot extend each other is that one must always be a subset of the other. Unless the interfaces were equal, this would not be possible.</text:p>
      <text:p text:style-name="P1"/>
      <text:p text:style-name="P1"/>
      <text:p text:style-name="P1"/>
      <text:p text:style-name="P1"><text:soft-page-break/>R-2.6</text:p>
      <text:p text:style-name="P1">Give an example of a Java code fragment that performs an array reference that is possibly out of bounds, and if it is out of bounds, the program catches that exeption and prints the following <text:span text:style-name="T1">error message:</text:span></text:p>
      <text:p text:style-name="P1">“<text:span text:style-name="T1">Don’t try buffer overflow attacks in Java!</text:span>”</text:p>
      <text:p text:style-name="P1"/>
      <text:p text:style-name="P2">R-2.7</text:p>
      <text:p text:style-name="P2">What are some potential efficiency disadvantages of having <text:span text:style-name="T2">very deep inheritance trees, that is, a large set of classes, A, B, C, and so on, such that B extends A, C extends B, etc?</text:span></text:p>
      <text:p text:style-name="P2"/>
      <text:p text:style-name="P17">Answer:</text:p>
      <text:p text:style-name="P20">Very deep inheritance will make it more difficult for a developer <text:span text:style-name="T19">to maintain encapsulation because whenever changes are made to a parent class, all of its children will receive those changes even if it is not needed. This becomes a problem the deeper the inheritance tree.</text:span></text:p>
      <text:p text:style-name="P17"/>
      <text:p text:style-name="P3">R-2.8</text:p>
      <text:p text:style-name="P3">What are some potential efficiency disadvantages of having very sh<text:span text:style-name="T3">allow in</text:span>heritance trees, that is, a large set of classes, A, B, C, a<text:span text:style-name="T3">n</text:span>d <text:span text:style-name="T3">so on, such that all of these classes extend a single class, Z?</text:span> </text:p>
      <text:p text:style-name="P3"/>
      <text:p text:style-name="P18">Answer:</text:p>
      <text:p text:style-name="P19">The classes in the tree will become more disorganised the shallower the tree. With this in mind, it will be more dificult to find the correct method for a given task for dev<text:span text:style-name="T13">e</text:span>lopers. </text:p>
      <text:p text:style-name="P19"/>
      <text:p text:style-name="P19"><text:span text:style-name="T13">Making changes to the child classes will also be more difficult because it <text:s/></text:span></text:p>
      <text:p text:style-name="P18"/>
      <text:p text:style-name="P3">R-2.9</text:p>
      <text:p text:style-name="P5">Draw a class inheritance diagram for the following set of classes:</text:p>
      <text:p text:style-name="P5"/>
      <text:p text:style-name="P21">a)<text:tab/> <text:s text:c="5"/>____________________________|Object|________________</text:p>
      <text:p text:style-name="P21"><text:tab/> <text:s text:c="5"/>|<text:tab/><text:tab/><text:tab/><text:tab/><text:tab/><text:span text:style-name="T14">|</text:span><text:tab/><text:tab/><text:tab/> <text:s text:c="10"/><text:span text:style-name="T14">|</text:span></text:p>
      <text:p text:style-name="P21"><text:tab/> <text:s text:c="5"/>|<text:tab/><text:tab/><text:tab/><text:tab/><text:tab/><text:span text:style-name="T14">|<text:tab/><text:tab/><text:tab/> <text:s text:c="10"/>|</text:span></text:p>
      <text:p text:style-name="P22"><text:s/>|Goat|- tail, milk(), jump() <text:s/>|Pig|- nose, eat(food), wallow() <text:s/><text:span text:style-name="T14">|</text:span>Horse|- height, colour, run(), jump()</text:p>
      <text:p text:style-name="P22"><text:tab/><text:tab/><text:tab/> <text:tab/><text:tab/><text:tab/><text:tab/><text:tab/> <text:s text:c="7"/><text:span text:style-name="T14">|</text:span></text:p>
      <text:p text:style-name="P22"><text:tab/><text:tab/><text:tab/><text:tab/><text:tab/><text:tab/><text:tab/><text:tab/> <text:s text:c="7"/><text:span text:style-name="T14">|</text:span></text:p>
      <text:p text:style-name="P22"><text:tab/><text:tab/><text:tab/><text:tab/><text:tab/><text:tab/><text:tab/><text:tab/> <text:s/><text:span text:style-name="T14">|Racer|-race()</text:span><text:tab/><text:tab/></text:p>
      <text:p text:style-name="P23"><text:tab/> <text:s text:c="5"/><text:tab/><text:tab/><text:tab/><text:tab/><text:tab/><text:tab/><text:tab/> <text:s text:c="7"/><text:span text:style-name="T15">|</text:span></text:p>
      <text:p text:style-name="P23"><text:tab/><text:tab/><text:tab/><text:tab/><text:tab/><text:tab/><text:tab/><text:tab/> <text:s text:c="7"/><text:span text:style-name="T15">|</text:span></text:p>
      <text:p text:style-name="P23"><text:tab/><text:tab/><text:tab/><text:tab/><text:tab/><text:tab/><text:tab/><text:tab/><text:span text:style-name="T15">|Equestrian|- weight, isTrained,trot(),<text:tab/><text:tab/><text:tab/><text:tab/><text:tab/><text:tab/><text:tab/><text:tab/><text:tab/> <text:s text:c="6"/>- isTrained()</text:span><text:tab/><text:tab/></text:p>
      <text:p text:style-name="P22"><text:tab/> <text:s text:c="6"/></text:p>
      <text:p text:style-name="P21"/>
      <text:p text:style-name="P3">R-2.10</text:p>
      <text:p text:style-name="P3"/>
      <text:p text:style-name="P24">Consider the inheritance of classes from exercise R-2.9, and let d be an object variable of type Horse. If d refers to an actual object of type Equestrian, can it be cast to the class of Racer? Why or why not?</text:p>
      <text:p text:style-name="P24"/>
      <text:p text:style-name="P25"><text:span text:style-name="T16">It can be cast to the variable type</text:span>.<text:span text:style-name="T17"> Since Equestrian is a sub class of Racer, there is nothing wrong with this variable having a declared type of Racer, which is also a subclass of the orginal declared type. Therefore, t</text:span>his a valid narrowing cast of <text:span text:style-name="T17">a class into one of its sub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1:19:12.785250927</meta:creation-date>
    <meta:editing-duration>PT2H7M45S</meta:editing-duration>
    <meta:editing-cycles>21</meta:editing-cycles>
    <meta:generator>LibreOffice/5.1.4.2$Linux_X86_64 LibreOffice_project/10m0$Build-2</meta:generator>
    <dc:date>2017-02-25T16:22:55.862670636</dc:date>
    <meta:document-statistic meta:table-count="0" meta:image-count="0" meta:object-count="0" meta:page-count="2" meta:paragraph-count="53" meta:word-count="661" meta:character-count="3988" meta:non-whitespace-character-count="3201"/>
  </office:meta>
</office:document-meta>
</file>